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cdcdc" draw:textarea-horizontal-align="justify" draw:textarea-vertical-align="middle" draw:auto-grow-height="false" fo:min-height="6.95cm" fo:min-width="12.8cm"/>
    </style:style>
    <style:style style:name="gr2" style:family="graphic" style:parent-style-name="standard">
      <style:graphic-properties draw:fill-color="#ffe4c4" draw:textarea-horizontal-align="justify" draw:textarea-vertical-align="middle" draw:auto-grow-height="false" fo:min-height="4.05cm" fo:min-width="12.8cm"/>
    </style:style>
    <style:style style:name="gr3" style:family="graphic" style:parent-style-name="standard">
      <style:graphic-properties draw:fill-color="#e0ffff" draw:textarea-horizontal-align="justify" draw:textarea-vertical-align="middle" draw:auto-grow-height="false" fo:min-height="5.35cm" fo:min-width="6.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 fo:min-height="1.85cm" fo:min-width="6.1cm"/>
    </style:style>
    <style:style style:name="gr6" style:family="graphic" style:parent-style-name="standard">
      <style:graphic-properties draw:fill-color="#fce94f" draw:textarea-horizontal-align="justify" draw:textarea-vertical-align="middle" draw:auto-grow-height="false" fo:min-height="1.75cm" fo:min-width="6.1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fill-color="#fcaf3e" draw:textarea-horizontal-align="justify" draw:textarea-vertical-align="middle" draw:auto-grow-height="false" fo:min-height="1.236cm" fo:min-width="10.25cm"/>
    </style:style>
    <style:style style:name="P1" style:family="paragraph">
      <style:paragraph-properties fo:text-align="center"/>
    </style:style>
    <style:style style:name="P2" style:family="paragraph">
      <loext:graphic-properties draw:fill-color="#dcdcdc"/>
      <style:paragraph-properties fo:text-align="center"/>
    </style:style>
    <style:style style:name="P3" style:family="paragraph">
      <loext:graphic-properties draw:fill-color="#ffe4c4"/>
      <style:paragraph-properties fo:text-align="center"/>
    </style:style>
    <style:style style:name="P4" style:family="paragraph">
      <loext:graphic-properties draw:fill-color="#e0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ce94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caf3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13.3cm" svg:height="7.2cm" svg:x="3.6cm" svg:y="2.3cm">
          <text:p text:style-name="P1">WEB app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3.3cm" svg:height="4.3cm" svg:x="3.6cm" svg:y="11cm">
          <text:p text:style-name="P1">CatDb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7cm" svg:height="5.6cm" svg:x="2.9cm" svg:y="18.8cm">
          <text:p text:style-name="P1">HoloDocStorag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2cm" svg:height="0.001cm" svg:x="13.3cm" svg:y="2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6.6cm" svg:height="2.1cm" svg:x="11.2cm" svg:y="18.8cm">
          <text:p text:style-name="P1">Btree</text:p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6.6cm" svg:height="2cm" svg:x="11.2cm" svg:y="22.6cm">
          <text:p text:style-name="P1">HoloKeyStorage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10.25cm" svg:y1="9.5cm" svg:x2="10.25cm" svg:y2="11cm" draw:start-shape="id1" draw:start-glue-point="2" draw:end-shape="id2" draw:end-glue-point="0" svg:d="M10250 9500v1500" svg:viewBox="0 0 1 1501">
          <text:p/>
        </draw:connector>
        <draw:connector draw:style-name="gr7" draw:text-style-name="P8" draw:layer="layout" draw:type="line" svg:x1="10.25cm" svg:y1="15.3cm" svg:x2="6.25cm" svg:y2="18.8cm" draw:start-shape="id2" draw:start-glue-point="2" draw:end-shape="id3" draw:end-glue-point="0" svg:d="M10250 15300l-4000 3500" svg:viewBox="0 0 4001 3501">
          <text:p/>
        </draw:connector>
        <draw:connector draw:style-name="gr7" draw:text-style-name="P8" draw:layer="layout" draw:type="line" svg:x1="10.25cm" svg:y1="15.3cm" svg:x2="14.5cm" svg:y2="18.8cm" draw:start-shape="id2" draw:start-glue-point="2" draw:end-shape="id4" draw:end-glue-point="0" svg:d="M10250 15300l4250 3500" svg:viewBox="0 0 4251 3501">
          <text:p/>
        </draw:connector>
        <draw:connector draw:style-name="gr7" draw:text-style-name="P8" draw:layer="layout" draw:type="line" svg:x1="14.5cm" svg:y1="20.9cm" svg:x2="14.5cm" svg:y2="22.6cm" draw:start-shape="id4" draw:start-glue-point="2" draw:end-shape="id5" draw:end-glue-point="0" svg:d="M14500 20900v1700" svg:viewBox="0 0 1 1701">
          <text:p/>
        </draw:connector>
        <draw:custom-shape draw:style-name="gr8" draw:text-style-name="P9" xml:id="id6" draw:id="id6" draw:layer="layout" svg:width="15.2cm" svg:height="2.1cm" svg:x="2.9cm" svg:y="26.3cm">
          <text:p text:style-name="P1">hApp <text:s text:c="2"/>DNA <text:s text:c="2"/>D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6.25cm" svg:y1="24.4cm" svg:x2="10.5cm" svg:y2="26.3cm" draw:start-shape="id3" draw:start-glue-point="2" draw:end-shape="id6" draw:end-glue-point="4" svg:d="M6250 24400l4250 1900" svg:viewBox="0 0 4251 1901">
          <text:p/>
        </draw:connector>
        <draw:connector draw:style-name="gr7" draw:text-style-name="P8" draw:layer="layout" draw:type="line" svg:x1="14.5cm" svg:y1="24.6cm" svg:x2="10.5cm" svg:y2="26.3cm" draw:start-shape="id5" draw:start-glue-point="2" draw:end-shape="id6" draw:end-glue-point="4" svg:d="M14500 24600l-4000 1700" svg:viewBox="0 0 400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09:18:03.345007175</meta:creation-date>
    <meta:generator>LibreOffice/5.3.0.3$Linux_X86_64 LibreOffice_project/7074905676c47b82bbcfbea1aeefc84afe1c50e1</meta:generator>
    <dc:date>2020-05-05T09:29:32.370792963</dc:date>
    <meta:editing-duration>PT45S</meta:editing-duration>
    <meta:editing-cycles>1</meta:editing-cycles>
    <meta:document-statistic meta:object-count="13"/>
  </office:meta>
</office:document-meta>
</file>